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c0208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28ec6" officeooo:paragraph-rsid="001c020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5da21" officeooo:paragraph-rsid="0055da2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b9752" officeooo:paragraph-rsid="005b975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5da21" officeooo:paragraph-rsid="0055da2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b9752" officeooo:paragraph-rsid="005b9752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57cb91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634b84"/>
    </style:style>
    <style:style style:name="P9" style:family="paragraph" style:parent-style-name="Standard">
      <style:paragraph-properties fo:text-align="start" style:justify-single-word="false"/>
      <style:text-properties officeooo:paragraph-rsid="0058d61b"/>
    </style:style>
    <style:style style:name="P10" style:family="paragraph" style:parent-style-name="Standard" style:list-style-name="L6">
      <style:paragraph-properties fo:text-align="start" style:justify-single-word="false"/>
      <style:text-properties officeooo:paragraph-rsid="00634b84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58d61b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634b84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5b9752"/>
    </style:style>
    <style:style style:name="P14" style:family="paragraph" style:parent-style-name="Standard" style:list-style-name="L7">
      <style:paragraph-properties fo:text-align="start" style:justify-single-word="false"/>
      <style:text-properties officeooo:paragraph-rsid="00634b84"/>
    </style:style>
    <style:style style:name="P15" style:family="paragraph" style:parent-style-name="Standard" style:list-style-name="L8">
      <style:paragraph-properties fo:text-align="start" style:justify-single-word="false"/>
      <style:text-properties officeooo:paragraph-rsid="006543fb"/>
    </style:style>
    <style:style style:name="P16" style:family="paragraph" style:parent-style-name="Standard" style:list-style-name="L9">
      <style:paragraph-properties fo:text-align="start" style:justify-single-word="false"/>
      <style:text-properties officeooo:paragraph-rsid="006543fb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5da21" officeooo:paragraph-rsid="0055da21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8d61b" officeooo:paragraph-rsid="0058d61b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aafe0" officeooo:paragraph-rsid="005aafe0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aafe0" officeooo:paragraph-rsid="00634b84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b9752" officeooo:paragraph-rsid="005b9752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b9752" officeooo:paragraph-rsid="005b9752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b9752" officeooo:paragraph-rsid="005b9752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5b9752" officeooo:paragraph-rsid="005b975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b9752" officeooo:paragraph-rsid="005b9752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34b84" officeooo:paragraph-rsid="00634b84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officeooo:rsid="005e1f65" officeooo:paragraph-rsid="006543fb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57cb91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5ed3e0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5fce12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634b84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601af1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8d61b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5aafe0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5b9752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64ae60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5e1f65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6543fb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33f6f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494183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1cfd7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43b85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55da21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5b9752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57cb91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5d5fe3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5fce12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634b84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5fccba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64ae60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6543fb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style:font-size-asian="12pt" style:font-size-complex="12pt"/>
    </style:style>
    <style:style style:name="T28" style:family="text">
      <style:text-properties style:font-name="DejaVu Sans Condensed" fo:font-size="12pt" officeooo:rsid="005ed3e0" style:font-size-asian="12pt" style:font-size-complex="12pt"/>
    </style:style>
    <style:style style:name="T29" style:family="text">
      <style:text-properties style:font-name="DejaVu Sans Condensed" fo:font-size="12pt" officeooo:rsid="006543fb" style:font-size-asian="12pt" style:font-size-complex="12pt"/>
    </style:style>
    <style:style style:name="T30" style:family="text">
      <style:text-properties officeooo:rsid="005ed3e0"/>
    </style:style>
    <style:style style:name="T31" style:family="text">
      <style:text-properties style:font-name="DejaVu Sans Condensed1" fo:font-size="12pt" fo:font-weight="bold" officeooo:rsid="005fce12" style:font-size-asian="12pt" style:font-weight-asian="bold" style:font-size-complex="12pt" style:font-weight-complex="bold"/>
    </style:style>
    <style:style style:name="T32" style:family="text">
      <style:text-properties style:font-name="DejaVu Sans Condensed1" fo:font-size="12pt" fo:font-weight="normal" officeooo:rsid="005fce12" style:font-size-asian="12pt" style:font-weight-asian="normal" style:font-size-complex="12pt" style:font-weight-complex="normal"/>
    </style:style>
    <style:style style:name="T33" style:family="text">
      <style:text-properties style:font-name="DejaVu Sans Condensed1" fo:font-size="12pt" fo:font-weight="normal" officeooo:rsid="005fd1e1" style:font-size-asian="12pt" style:font-weight-asian="normal" style:font-size-complex="12pt" style:font-weight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color="#c9211e" loext:opacity="100%" fo:font-weight="bold" style:font-weight-asian="bold" style:font-weight-complex="bold"/>
    </style:style>
    <style:style style:name="T36" style:family="text">
      <style:text-properties fo:color="#355269" loext:opacity="100%" fo:font-weight="bold" style:font-weight-asian="bold" style:font-weight-complex="bold"/>
    </style:style>
    <style:style style:name="T37" style:family="text">
      <style:text-properties officeooo:rsid="00634b84"/>
    </style:style>
    <style:style style:name="T38" style:family="text">
      <style:text-properties officeooo:rsid="0064ae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4">3</text:span><text:span text:style-name="T15">0</text:span><text:span text:style-name="T16">2</text:span><text:span text:style-name="T14"> - Flight</text:span><text:span text:style-name="T17"> - </text:span><text:span text:style-name="T18">ABRIS</text:span></text:p>
      <text:p text:style-name="P2"/>
      <text:p text:style-name="P5">General</text:p>
      <text:list xml:id="list2645338811" text:style-name="L1">
        <text:list-item>
          <text:p text:style-name="P7"><text:span text:style-name="T2">Pages: </text:span><text:span text:style-name="T21">MENU</text:span><text:span text:style-name="T2"> -&gt; </text:span><text:span text:style-name="T21">NAV</text:span><text:span text:style-name="T2"> -&gt; </text:span><text:span text:style-name="T20">ARC</text:span><text:span text:style-name="T2"> -&gt; </text:span><text:span text:style-name="T20">HSI</text:span><text:span text:style-name="T2">. <text:s/>Current page is shown in top left, cycle pages with </text:span><text:span text:style-name="T20">OSB 5</text:span><text:span text:style-name="T2">.</text:span></text:p>
        </text:list-item>
        <text:list-item>
          <text:p text:style-name="P17"><text:span text:style-name="T36">Blue = enemy</text:span>, <text:span text:style-name="T35">Red = friendly</text:span></text:p>
        </text:list-item>
        <text:list-item>
          <text:p text:style-name="P17">Targets are show<text:span text:style-name="T30">n</text:span> as they were when helicopter was started. <text:s/>Targets that you destroy are removed. <text:s/>Not sure about targets that others destroy?? <text:s/>Or that move?? <text:s/>Targets can be set to Hidden in the mission editor.</text:p>
        </text:list-item>
        <text:list-item>
          <text:p text:style-name="P17">Stationary air defense units (including mobile units that aren't moving) <text:span text:style-name="T37">have</text:span> blue shading around them that shows their LOS vs terrain at your current altitude. <text:s/>Useful for planning attack vectors.</text:p>
        </text:list-item>
        <text:list-item>
          <text:p text:style-name="P8"><text:span text:style-name="T4">Grid shown by default is lat/long grid (1 nm/</text:span><text:span text:style-name="T5">min</text:span><text:span text:style-name="T4"> of lat at equator). <text:s/>You can also show MGRS grid </text:span><text:span text:style-name="T6">(100 km squares and 10 km squares)</text:span><text:span text:style-name="T5">:</text:span></text:p>
          <text:list>
            <text:list-item>
              <text:p text:style-name="P8"><text:span text:style-name="T22">MENU</text:span><text:span text:style-name="T4"> &gt; </text:span><text:span text:style-name="T22">OPTION</text:span><text:span text:style-name="T4"> &gt; </text:span><text:span text:style-name="T22">CHARTS</text:span><text:span text:style-name="T4"> &gt; scroll down to the bottom past "LINE OBJECTS" to </text:span><text:span text:style-name="T31">ГEO. CETKA</text:span><text:span text:style-name="T32"> (lat/long grid) and </text:span><text:span text:style-name="T31">UTM CETKA</text:span><text:span text:style-name="T32"> (MGRS grid). <text:s/></text:span><text:span text:style-name="T33">This is not documented in the official manual, but is in a Volk video.</text:span></text:p>
            </text:list-item>
          </text:list>
        </text:list-item>
      </text:list>
      <text:p text:style-name="P3"/>
      <text:p text:style-name="P9"><text:span text:style-name="T23">Add or edit waypoints in a flight plan</text:span><text:span text:style-name="T24"> -- WIP</text:span></text:p>
      <text:list xml:id="list1425019119" text:style-name="L2">
        <text:list-item>
          <text:p text:style-name="P18">Menu<text:span text:style-name="T38"> page</text:span> &gt; Plan &gt; Setup &gt; Draw</text:p>
        </text:list-item>
        <text:list-item>
          <text:p text:style-name="P18">Move green box cursor with right-hand knob, change scale as needed.</text:p>
        </text:list-item>
        <text:list-item>
          <text:p text:style-name="P11"><text:span text:style-name="T7">Press </text:span><text:span text:style-name="T25">ADD</text:span><text:span text:style-name="T5"> OSB</text:span><text:span text:style-name="T3">. <text:s/>Recommended to make first waypoint your starting airbase.</text:span></text:p>
        </text:list-item>
        <text:list-item>
          <text:p text:style-name="P20">Some fields will be editable<text:span text:style-name="T37">:</text:span></text:p>
        </text:list-item>
      </text:list>
      <text:list xml:id="list2122190279" text:style-name="L7">
        <text:list-item>
          <text:list>
            <text:list-item>
              <text:p text:style-name="P14"><text:span text:style-name="T8">Waypoint name (defaults to 00001, not editable if waypoint is a map object</text:span><text:span text:style-name="T5"> such as an enemy unit</text:span><text:span text:style-name="T8">)</text:span><text:span text:style-name="T5">.</text:span></text:p>
            </text:list-item>
            <text:list-item>
              <text:p text:style-name="P14"><text:span text:style-name="T8">"</text:span><text:span text:style-name="T5">O</text:span><text:span text:style-name="T8">ver" option</text:span><text:span text:style-name="T5">,</text:span><text:span text:style-name="T8"> set</text:span><text:span text:style-name="T5">s</text:span><text:span text:style-name="T8"> how heli will fly past or over the waypoint</text:span><text:span text:style-name="T5">.</text:span></text:p>
            </text:list-item>
            <text:list-item>
              <text:p text:style-name="P14"><text:span text:style-name="T5">M</text:span><text:span text:style-name="T8">ag declination </text:span><text:span text:style-name="T5">at that location</text:span><text:span text:style-name="T8">.</text:span></text:p>
            </text:list-item>
          </text:list>
        </text:list-item>
      </text:list>
      <text:list xml:id="list205415402088195" text:continue-list="list1425019119" text:style-name="L2">
        <text:list-item>
          <text:p text:style-name="P18">Press <text:span text:style-name="T34">&gt;&gt;</text:span> to cycle through the editable fields<text:span text:style-name="T38">, right knob left/right to change field value.</text:span></text:p>
          <text:list>
            <text:list-item>
              <text:p text:style-name="P12"><text:span text:style-name="T7">FBY </text:span><text:span text:style-name="T5">-- (default) continuous turn from one leg to next, may not pass directly over waypoint</text:span></text:p>
            </text:list-item>
            <text:list-item>
              <text:p text:style-name="P12"><text:span text:style-name="T7">OVR</text:span><text:span text:style-name="T8"> </text:span><text:span text:style-name="T5">-- </text:span><text:span text:style-name="T8">fly over waypoint along previous leg heading</text:span><text:span text:style-name="T5">, then turn back to next leg heading</text:span></text:p>
            </text:list-item>
            <text:list-item>
              <text:p text:style-name="P12"><text:span text:style-name="T7">FIN</text:span><text:span text:style-name="T8"> </text:span><text:span text:style-name="T5">-- turn away before waypoint, then </text:span><text:span text:style-name="T8">fly over waypoint along next leg heading</text:span></text:p>
            </text:list-item>
          </text:list>
        </text:list-item>
        <text:list-item>
          <text:p text:style-name="P19">If waypoint is over an airport (A), NDB (N), VOR (V), or other aeronautical point (I), an additional letter will be shown.</text:p>
        </text:list-item>
        <text:list-item>
          <text:p text:style-name="P13"><text:span text:style-name="T9">Press </text:span><text:span text:style-name="T25">ENTER</text:span><text:span text:style-name="T9"> OSB to save waypoint.</text:span></text:p>
        </text:list-item>
        <text:list-item>
          <text:p text:style-name="P21">Add another waypoint:</text:p>
          <text:list>
            <text:list-item>
              <text:p text:style-name="P13"><text:span text:style-name="T10">EDIT</text:span><text:span text:style-name="T9"> &gt; </text:span><text:span text:style-name="T10">INSERT</text:span></text:p>
            </text:list-item>
            <text:list-item>
              <text:p text:style-name="P21">Follow steps above to move green box and add waypoint after the currently selected waypoint.</text:p>
            </text:list-item>
          </text:list>
        </text:list-item>
        <text:list-item>
          <text:p text:style-name="P21">Rotate the right knob to select waypoint.</text:p>
        </text:list-item>
      </text:list>
      <text:p text:style-name="P4"/>
      <text:p text:style-name="P26">Clear flight plan</text:p>
      <text:list xml:id="list2961187554" text:style-name="L6">
        <text:list-item>
          <text:p text:style-name="P10"><text:span text:style-name="T7">Menu</text:span><text:span text:style-name="T10"> page</text:span><text:span text:style-name="T7"> &gt; Plan &gt; Setup &gt; Unload to remove current flight plan (if any)</text:span></text:p>
        </text:list-item>
      </text:list>
      <text:p text:style-name="P4"/>
      <text:p text:style-name="P6">Reload original flight plan from mission editor</text:p>
      <text:list xml:id="list3690996066" text:style-name="L3">
        <text:list-item>
          <text:p text:style-name="P22">Plan page &gt; Select &gt; Revise</text:p>
        </text:list-item>
      </text:list>
      <text:p text:style-name="P4"/>
      <text:p text:style-name="P6">Save a plan to ABRIS RAM</text:p>
      <text:list xml:id="list2866264870" text:style-name="L4">
        <text:list-item>
          <text:p text:style-name="P23">Plan page &gt; Select &gt; Save &gt; Change NAME OF ROUTE as desired &gt; Save</text:p>
        </text:list-item>
      </text:list>
      <text:p text:style-name="P4"/>
      <text:p text:style-name="P6">Make a newly created<text:span text:style-name="T38">/edited</text:span> or loaded flight plan active</text:p>
      <text:list xml:id="list3067369693" text:style-name="L5">
        <text:list-item>
          <text:p text:style-name="P24">Plan page &gt; ACTIV, switches automatically to NAV page.</text:p>
        </text:list-item>
      </text:list>
      <text:p text:style-name="P4"/>
      <text:p text:style-name="P27"><text:span text:style-name="T19">S</text:span><text:span text:style-name="T13">kip to next waypoint</text:span></text:p>
      <text:list xml:id="list2086446929" text:style-name="L8">
        <text:list-item>
          <text:p text:style-name="P15"><text:span text:style-name="T11">Press SUSP</text:span><text:span text:style-name="T3"> to skip to next waypoint</text:span><text:span text:style-name="T12">.</text:span></text:p>
        </text:list-item>
      </text:list>
      <text:list xml:id="list462681485" text:style-name="L9">
        <text:list-item>
          <text:list>
            <text:list-item>
              <text:p text:style-name="P16"><text:span text:style-name="T12">If you have a single direct path set up with </text:span><text:span text:style-name="T3">TO mode, </text:span><text:span text:style-name="T12">SUSP switches the start and destination point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16T20:54:14.120000000</dc:date>
    <meta:editing-duration>P1DT1H47M23S</meta:editing-duration>
    <meta:editing-cycles>7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7" meta:word-count="488" meta:character-count="2568" meta:non-whitespace-character-count="2137"/>
  </office:meta>
</office:document-meta>
</file>